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6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7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8">EVO Reset Service</text:p>
      <text:p text:style-name="P2"/>
      <text:p text:style-name="P3">06.12.2010<text:tab/> <text:span text:style-name="T1">Версия 0.25 Изменения.</text:span></text:p>
      <text:p text:style-name="P3"><text:span text:style-name="T1">- добавлен еще один тип разделов </text:span>FAT <text:span text:style-name="T1">при поиске в </text:span>MBR.</text:p>
      <text:p text:style-name="P4">- сделано принудительное определение <text:span text:style-name="T2">FAT </text:span>даже при наличии <text:span text:style-name="T2">MBR.</text:span></text:p>
      <text:p text:style-name="P4">- начало рамдиска переехало на одну страницу вниз.</text:p>
      <text:p text:style-name="P4"/>
      <text:p text:style-name="P4">28.11.2010 Версия 0.24 Изменения.</text:p>
      <text:p text:style-name="P4">- изменен прошивальщик ПЗУ. Теперь прошивает все ПЗУ полностью все 512 Кб. Соотвественно в файловом окне отображаются только <text:span text:style-name="T2">ROM </text:span>файлы размером 512 Кб. Файлы размером 64 Кб не отображаются и не прошиваются.</text:p>
      <text:p text:style-name="P4">- добавлена индикация стирания ПЗУ и изменено окно прошивальщика из-за большего размера прошивания. </text:p>
      <text:p text:style-name="P3"/>
      <text:p text:style-name="P3">20.11.2010 <text:span text:style-name="T1">Версия 0.23 Изменения и исправления.</text:span></text:p>
      <text:p text:style-name="P4">- устранено появление мышиного курсора при выборе конфигурации и при переключении турбо режима.</text:p>
      <text:p text:style-name="P4">- добавлены горячии клавиши для пунктов не входящих в меню.</text:p>
      <text:p text:style-name="P3"><text:span text:style-name="T1">- добавлена горячая клавиша </text:span>H <text:span text:style-name="T1">для быстрого получения страницы помощи и надпись внизу экрана как вызывать.</text:span></text:p>
      <text:p text:style-name="P4">- исправлено вылезание курсора в файловом окне при отсуствии файлов и нажатии кнопки перехода на страницу вверх.</text:p>
      <text:p text:style-name="P4">- поправлена упущенная возможность запуска кодовых блоков через <text:span text:style-name="T2">«FAT boot» </text:span>с возможностью выхода в Бейсик.</text:p>
      <text:p text:style-name="P4"/>
      <text:p text:style-name="P4">13.11.2010 Версия 0.22 Добавление функционала и исправление ошибки.</text:p>
      <text:p text:style-name="P4">- исправлена ошибка высчитывания остатка загрузки в страницу памяти при загрузке <text:span text:style-name="T2">SCL </text:span>файлов.</text:p>
      <text:p text:style-name="P4">- добавлен<text:span text:style-name="T2"> </text:span>пункт <text:span text:style-name="T2">«Update FLASH ROM»</text:span> для быстрого обновления прошивок ПЗУ. </text:p>
      <text:p text:style-name="P4"/>
      <text:p text:style-name="P4">03.11.2010 Версия 0.21 Добавление функционала для поддержки <text:span text:style-name="T2">EVO-DOS.</text:span></text:p>
      <text:p text:style-name="P4">- добавлена возможность капирования в память для виртуального дисковода <text:span text:style-name="T2">TRD </text:span>и <text:span text:style-name="T2">SCL </text:span>(раскрытие образов);</text:p>
      <text:p text:style-name="P4">- добавлена возможность выбора привязки виртуального дисковода на замещение любого реального дисковода для программ работающих через точку входа в <text:span text:style-name="T2">DOS #3D13</text:span>;</text:p>
      <text:p text:style-name="P4">- на экране добавлена возможность менять виртуальный дискововод не только клавишей <text:span text:style-name="T2">“Y”, </text:span>но и при помощи мыши;</text:p>
      <text:p text:style-name="P4">- внизу экрана добавлен краткая помощь по клавишам не задействованным в меню и клавише вызова краткой помощи по основному управлению (<text:span text:style-name="T2">H+RESET);</text:span></text:p>
      <text:p text:style-name="P4">- переименованны пункты сервис меню для работы с рамдиском. Теперь пункты начинаются со слова <text:span text:style-name="T2">FORMAT, </text:span>так как именно такое действие они и производят.</text:p>
      <text:p text:style-name="P3"/>
      <text:p text:style-name="P3">22.10.2010 <text:span text:style-name="T1">Версия 0.2.2 Исправление ошибок.</text:span></text:p>
      <text:p text:style-name="P4">- исправлено невозможность выхода из ошибочной ситуации с выводом окна. При выдаче окна прерывания были зпрещены.</text:p>
      <text:p text:style-name="P4"/>
      <text:p text:style-name="P4">21.10.2010 Версия 0.2.1 Исправление ошибок.</text:p>
      <text:p text:style-name="P4">- переделан инициализатор менеджера памяти для работы в режиме АТМ.</text:p>
      <text:p text:style-name="P3"><text:span text:style-name="T1">- переписаны процедуры работы с </text:span>CMOS <text:span text:style-name="T1">памятью. Убрано влияние на установленные режимы, сервис как и задумано работает всегда с включенном турбо режимом и всей памятью Пентагона для создания рамдиска.</text:span></text:p>
      <text:p text:style-name="P3">- <text:span text:style-name="T1">убрал адрес форума, оставил только адрес сайта из инфы выводимой на экран.</text:span></text:p>
      <text:p text:style-name="P3"/>
      <text:p text:style-name="P3"><text:span text:style-name="T1">12</text:span>.10.2010 <text:span text:style-name="T1">Версия 0.</text:span>2 <text:span text:style-name="T1">Результаты тестирования и мелкие доделки.</text:span></text:p>
      <text:p text:style-name="P4">- исправлено зависание при включение мыши по кнопке 9.</text:p>
      <text:p text:style-name="P4">- исправлен вылет в Бейсик при отсуствии мыши и попытке ее включения.</text:p>
      <text:p text:style-name="P4"><text:soft-page-break/>- переделан опрос управления (хоткеи) из-за обнаруженного бага.</text:p>
      <text:p text:style-name="P3">- <text:span text:style-name="T1">сделано: если обнаружено только одно </text:span>FAT <text:span text:style-name="T1">устройство и на нем только один файл (при отсуствии директорий в корне) при выборе опции </text:span>FAT boot <text:span text:style-name="T1">произойдет запуск этого единственного файла.</text:span></text:p>
      <text:p text:style-name="P4"/>
      <text:p text:style-name="P4">07.10.2010 Версия 0.1A4 Продолжение переделок, тестовая версия.</text:p>
      <text:p text:style-name="P4">- исправлен вывод файлов и директорий при количестве больше высоты окна (скроллинг и страничное перемещение).</text:p>
      <text:p text:style-name="P4">- исправлен неправильный вывод боковых стрелок с правой стороны файлового окна.</text:p>
      <text:p text:style-name="P3"/>
      <text:p text:style-name="P3">06.10.2010<text:span text:style-name="T1"> Версия 0.1</text:span>A3 <text:span text:style-name="T1">Продолжение переделок, тестовая версия.</text:span></text:p>
      <text:p text:style-name="P4">- исправленно отображения текущей буквы дисковода при выборе мышью.</text:p>
      <text:p text:style-name="P3"><text:span text:style-name="T1">- переписан </text:span>HDD boot. <text:span text:style-name="T1">При отсуствии </text:span>HDD <text:span text:style-name="T1">выдается соотвествующая надпись.</text:span></text:p>
      <text:p text:style-name="P3">- <text:span text:style-name="T1">переделан вывод файлов на </text:span>FAT. <text:span text:style-name="T1">Теперь кроме найденных файлов выводятся и найденные директории и запускать </text:span>HOBETA <text:span text:style-name="T1">теперь можно не только из корня, но и из любого директория.</text:span></text:p>
      <text:p text:style-name="P3"><text:span text:style-name="T1">- при выводе файлов на </text:span>FAT <text:span text:style-name="T1">сделал отображение мини иконок для отображения директорий и файлов.</text:span></text:p>
      <text:p text:style-name="P3">- <text:span text:style-name="T1">немного переделан детект мыши и часов.</text:span></text:p>
      <text:p text:style-name="P4">- еще немного поэкспериментировал с отображением горячих клавиш в менюшках. <text:s/></text:p>
      <text:p text:style-name="P4"/>
      <text:p text:style-name="P3"><text:span text:style-name="T1">25.09.2010 Версия 0.1</text:span>A<text:span text:style-name="T1">2 Продолжение переделок, тестовая версия.</text:span></text:p>
      <text:p text:style-name="P4">- переделал некоторые меню по внешнему виду для общего стиля.</text:p>
      <text:p text:style-name="P4">- исправил пропущенную ошибку. При переделке съема версионности бута и конфигурации удалил адрес порта через который происходило считывание.</text:p>
      <text:p text:style-name="P3">- <text:span text:style-name="T1">сделал печать в левой части окон буквы горячей клавиши для каждого пункта.</text:span></text:p>
      <text:p text:style-name="P4"/>
      <text:p text:style-name="P3"><text:span text:style-name="T1">23</text:span>.09.2010 <text:span text:style-name="T1">Версия 0.1</text:span>A1 <text:span text:style-name="T1">Продолжение переделок, тестовая версия.</text:span></text:p>
      <text:p text:style-name="P3"><text:span text:style-name="T1">- в последнии 8 байт добавлена сигнатура </text:span>«HEGLUK» <text:span text:style-name="T1">и дата сборки в упакованном виде.</text:span></text:p>
      <text:p text:style-name="P4">- переделка внешнего вида.</text:p>
      <text:p text:style-name="P4">- переделана обработка горячих клавиш.</text:p>
      <text:p text:style-name="P4">- добавлена табличная обработка выделенных зон за пределами активного окна для мыши.</text:p>
      <text:p text:style-name="P3"><text:span text:style-name="T1">- добавилась горячая клавиша </text:span>«V» <text:span text:style-name="T1">для кругового перебора дисководов.</text:span></text:p>
      <text:p text:style-name="P4"/>
      <text:p text:style-name="P3">17.09.2010 <text:span text:style-name="T1">Версия 0.1А Вторая ревизия сорцов, тестовая версия.</text:span></text:p>
      <text:p text:style-name="P4">- найден альтернативный компилятор, все сорцы переведены на него.</text:p>
      <text:p text:style-name="P3"><text:span text:style-name="T1">- интегрирована полная кодовая таблица шрифта (</text:span>DOS866<text:span text:style-name="T1">).</text:span></text:p>
      <text:p text:style-name="P4">- полностью заменены процедуры для работы с окошками и окружением. Теперь можно не только печатать на экране шрифтами 8х8 и 6х8, но и русским шрифтом.</text:p>
      <text:p text:style-name="P4">- полностью переделан основной цикл опроса управления, устранены неточности выбора для изменения режимов турбо и памяти, выбор дисководов. Теперь мышью можно менять не только режим памяти, но и турбо режим. Переключение дисководов возможно наведением на соотвествующие буквы, но никак не рядом с ними.</text:p>
      <text:p text:style-name="P3">- <text:span text:style-name="T1">устранена блокировка клавиатуры при наведении мыши на буквы выбора дисков и переключения режимов.</text:span></text:p>
      <text:p text:style-name="P3">- <text:span text:style-name="T1">исправлено включение/выключение часов. Теперь как и в случае с включение/выключением мыши </text:span><text:span text:style-name="T1">не происходит полный перезапуск с перерисовкой экрана.</text:span></text:p>
      <text:p text:style-name="P4">- исправил смену режимов без перерисовки экрана.</text:p>
      <text:p text:style-name="P4">- при смене дисковода перерисовка происходит из-за возможно открытого файлового меню.</text:p>
      <text:p text:style-name="P4">- при открытом файловом меню для <text:span text:style-name="T2">TR-DOS </text:span>диска и смене диска происходит перезапуск с перерисовкой экрана. Будет сделано без перерисовки и с перечитыванием каталога дискеты.</text:p>
      <text:p text:style-name="P3"><text:span text:style-name="T1">- сделал блокировку для не </text:span>TR-DOS <text:span text:style-name="T1">дискет. Если подсунуть такую дискету, то сразу выдается </text:span><text:span text:style-name="T1">соотвествующая надпись.</text:span></text:p>
      <text:p text:style-name="P3"><text:span text:style-name="T1">- в меню </text:span>Kills <text:span text:style-name="T1">добавлен сброс </text:span>NeoGS.</text:p>
      <text:p text:style-name="P4">- убран (возможно пока)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.</text:p>
      <text:p text:style-name="P4">- в файловом меню клавиши влево/вправо меняет свою функциональность. В просто меню нажатие этих клавиш перемещает соотвественно на первый или последний пункт меню. В файловом меню <text:soft-page-break/>нажатие этих клавиш работает как страничное перемещение по файлам.</text:p>
      <text:p text:style-name="P3">- <text:span text:style-name="T1">пока не сделано скролирование по файловому окну мышью.</text:span></text:p>
      <text:p text:style-name="P3">- <text:span text:style-name="T1">временно отключена поддержка </text:span>HDD <text:span text:style-name="T1">на </text:span>Slave <text:span text:style-name="T1">из-за конфликтов при подключенном </text:span>CD-ROM.</text:p>
      <text:p text:style-name="P4">- возможно что-то еще забыл по мелочи, работа до версии 0.2 будут продолжена.</text:p>
      <text:p text:style-name="P3"/>
      <text:p text:style-name="P3">20.08.2010 <text:span text:style-name="T1">Версия 0.19 Устранение не моего глюка.</text:span></text:p>
      <text:p text:style-name="P3"><text:span text:style-name="T1">- из-за всплывшей ошибки в компиляторе сделал перемещение драйвера </text:span>NeoGS, <text:span text:style-name="T1">на который <text:s/>пришелся глюк компилятора</text:span> <text:span text:style-name="T1">ниже по адресам памяти. Занялся поиском альтернативного компилятора.</text:span></text:p>
      <text:p text:style-name="P3"/>
      <text:p text:style-name="P3">04.08.2010 <text:span text:style-name="T1">Версия 0.18 Добавления и изменения</text:span></text:p>
      <text:p text:style-name="P3"><text:span text:style-name="T1">- добавлена опция загрузки с ленты непосредственно из </text:span>HE GLUK.</text:p>
      <text:p text:style-name="P3"/>
      <text:p text:style-name="P3">21.05.2010 <text:span text:style-name="T1">Версия 0.17 Добавление и изменения</text:span></text:p>
      <text:p text:style-name="P3"><text:span text:style-name="T1">- в связи с надобностью изготовления </text:span>HE GLUK <text:span text:style-name="T1">для </text:span>ATM <text:span text:style-name="T1">сделал универсальную версию. Не требует </text:span><text:span text:style-name="T1">перекомпиляции. Переписаны стартовые </text:span>RESET <text:span text:style-name="T1">сервисы. </text:span></text:p>
      <text:p text:style-name="P4">- стартовый экран немного оголился. Не выводятся содержимое регистров по сбросу и содержимое стека.</text:p>
      <text:p text:style-name="P3"><text:span text:style-name="T1">- исправлено процедура непосредственного чтения с </text:span>NEMO <text:span text:style-name="T1">винчестера для большей стабильности.</text:span></text:p>
      <text:p text:style-name="P3"/>
      <text:p text:style-name="P3">28.03.2010 <text:span text:style-name="T1">Версия 0.16 Добавление мелкой функции.</text:span></text:p>
      <text:p text:style-name="P4">- добавлена поддержка показа версий прошивок на Пентеве.</text:p>
      <text:p text:style-name="P3"/>
      <text:p text:style-name="P3">17.03.2010 <text:span text:style-name="T1">Версия 0.15 Исправление ошибок</text:span></text:p>
      <text:p text:style-name="P4">- исправлена ошибка невозможности выбора дисковода при отсутствии часов.</text:p>
      <text:p text:style-name="P3"/>
      <text:p text:style-name="P3">10.03.2010 <text:span text:style-name="T1">Версия 0.14 Исправление ошибок.</text:span></text:p>
      <text:p text:style-name="P3"><text:span text:style-name="T1">- исправлена ошибка не выставления режимов при переходе в Бейсики и </text:span>TR-DOS<text:span text:style-name="T1">.</text:span></text:p>
      <text:p text:style-name="P3"><text:span text:style-name="T1">- исправлено при содержимом ячейки </text:span>#11 <text:span text:style-name="T1">не равной </text:span>#55 <text:span text:style-name="T1">или </text:span>#AA <text:span text:style-name="T1">в ячейки </text:span>#0A-#11 <text:span text:style-name="T1">прописываются дефолтное содержимое #20,#02,#00,#80,#00,#00,#00,#AA.</text:span></text:p>
      <text:p text:style-name="P3"/>
      <text:p text:style-name="P3">23.02.2010 <text:span text:style-name="T1">Версия 0.13 Добавил (вернул на место) драйвер </text:span>SMUC.</text:p>
      <text:p text:style-name="P3"/>
      <text:p text:style-name="P3">22.<text:span text:style-name="T1">02.2010 Версия 0.12 Исправлен еще один глюк.</text:span></text:p>
      <text:p text:style-name="P3"><text:span text:style-name="T1">- исправлено НЕ выставление режимов компа при загрузке/запуске из </text:span>HOBETA <text:span text:style-name="T1">файлов.</text:span></text:p>
      <text:p text:style-name="P4">- исправлена возможность загрузки файлов размером максимум 40960 байт. В предыдущих версиях размер был максимум 40959 байт.</text:p>
      <text:p text:style-name="P4"/>
      <text:p text:style-name="P4">22.02.2010 Версия 0.11 Исправлен первый глюк.</text:p>
      <text:p text:style-name="P4">- неправильно отдавался тип <text:span text:style-name="T2">FAT </text:span>устройства микрозагрузчику <text:span text:style-name="T2">HOBETA </text:span>файлов.</text:p>
      <text:p text:style-name="P3"/>
      <text:p text:style-name="P3">21.02.2010 <text:span text:style-name="T1">Версия 0.1 Проверка и тестирование. </text:span></text:p>
      <text:p text:style-name="P5"><text:span text:style-name="T4">- за основу взяты исходники </text:span><text:span text:style-name="T3">GLUK 6.62. </text:span><text:span text:style-name="T4">Все исходники переведены в текстовый формат для компиляции </text:span><text:span text:style-name="T1">SjASMPlus</text:span><text:span text:style-name="T3">. </text:span><text:span text:style-name="T4">При сборке используется упаковщик </text:span><text:span text:style-name="T3">MHMT.</text:span></text:p>
      <text:p text:style-name="P6"><text:span text:style-name="T5">- все исходники разбиты на несколько файлов по смыслу, хотя распределение не окончательное и </text:span><text:span text:style-name="T5">местами не точное. Многое осталось от исходного </text:span><text:span text:style-name="T3">GLUK</text:span><text:span text:style-name="T5">а. Так сказать «забадяжил» на старых дрожжах.</text:span></text:p>
      <text:p text:style-name="P6"><text:span text:style-name="T5">- при переделке не пострадали и не изменялись все функции вызываемые по «Кнопка+</text:span><text:span text:style-name="T3">RESET</text:span><text:span text:style-name="T5">».</text:span></text:p>
      <text:p text:style-name="P6"><text:span text:style-name="T5">- без изменений остались </text:span><text:span text:style-name="T3">CD Boot </text:span><text:span text:style-name="T5">и </text:span><text:span text:style-name="T3">HDD Boot.</text:span></text:p>
      <text:p text:style-name="P6"><text:span text:style-name="T5">- полностью удален </text:span><text:span text:style-name="T3">PC.</text:span></text:p>
      <text:p text:style-name="P6"><text:span text:style-name="T5">- убрано определение байта </text:span><text:span text:style-name="T3">#47 </text:span><text:span text:style-name="T5">в ячейке </text:span><text:span text:style-name="T3">#12 CMOS.</text:span></text:p>
      <text:p text:style-name="P6"><text:span text:style-name="T3">- </text:span><text:span text:style-name="T5">удалены из исходников все опции связанные с компиляцией для АТМ.</text:span></text:p>
      <text:p text:style-name="P4">- убрана прозрачность окон.</text:p>
      <text:p text:style-name="P4">- убран вывод на экран уменьшенных копий сохраненных экранов, что создавало мусор на экране.</text:p>
      <text:p text:style-name="P6"><text:span text:style-name="T5">- удалены все пункты не имеющие никакой ценности. К ним относятся следующие пункты: </text:span><text:span text:style-name="T3">P.C., P.C.512, Cache, R.C., STS, XAS, Save SCR, TR KEEPER. </text:span><text:span text:style-name="T5">Удален также вновь добавленный пункт </text:span><text:span text:style-name="T3">FATALL. </text:span></text:p>
      <text:p text:style-name="P6"><text:soft-page-break/><text:span text:style-name="T5">- в меню «</text:span><text:span text:style-name="T3">Kills</text:span><text:span text:style-name="T5">»</text:span><text:span text:style-name="T3"> </text:span><text:span text:style-name="T5">следующие изменения: удален пункт </text:span><text:span text:style-name="T3">Low MEM. </text:span><text:span text:style-name="T5">Пункт </text:span><text:span text:style-name="T3">Pages </text:span><text:span text:style-name="T5">переименован в </text:span><text:span text:style-name="T3">Pages </text:span><text:span text:style-name="T3">128 </text:span><text:span text:style-name="T5">по функциональности. Форматилки </text:span><text:span text:style-name="T3">RAM </text:span><text:span text:style-name="T5">диска также переименованы по смыслу и добавлена </text:span><text:span text:style-name="T5">форматилка на 640 килобайт (стандартный размер </text:span><text:span text:style-name="T3">TR-DOS </text:span><text:span text:style-name="T5">дискеты</text:span><text:span text:style-name="T3">)</text:span><text:span text:style-name="T5">.</text:span></text:p>
      <text:p text:style-name="P1"><text:span text:style-name="T5">- </text:span><text:span text:style-name="T4">там же в меню «</text:span><text:span text:style-name="T5">Kills</text:span><text:span text:style-name="T4">» оставлен копировщик дискет с форматированием диска-приемника.</text:span></text:p>
      <text:p text:style-name="P4">- временно убрана раскраска главного окна.</text:p>
      <text:p text:style-name="P6"><text:span text:style-name="T5">- у часов теперь не 2 состояния, а 3. Часы не найдены, на экране надпись </text:span><text:span text:style-name="T3">«NO CMOS». </text:span><text:span text:style-name="T5">Часы </text:span><text:span text:style-name="T5">найдены, но выключены. Надпись на экране </text:span><text:span text:style-name="T3">«OFF CMOS». </text:span><text:span text:style-name="T5">При найденных и включенных соотвественно отображают время.</text:span></text:p>
      <text:p text:style-name="P6"><text:span text:style-name="T5">- обновление часов теперь происходит не по тайм ауту, а по установке бита 4 регистра </text:span><text:span text:style-name="T3">C </text:span><text:span text:style-name="T5">самих </text:span><text:span text:style-name="T5">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6"><text:span text:style-name="T5">- определение часов делается по ячейке 0 (секунды). Ячейка </text:span><text:span text:style-name="T3">#11 </text:span><text:span text:style-name="T5">принимающее значение </text:span><text:span text:style-name="T3">#AA (</text:span><text:span text:style-name="T5">часы </text:span><text:span text:style-name="T5">включены)</text:span><text:span text:style-name="T3"> </text:span><text:span text:style-name="T5">или </text:span><text:span text:style-name="T3">#55 </text:span><text:span text:style-name="T5">(часы выключены) не используется для определения наличия часов.</text:span></text:p>
      <text:p text:style-name="P4">- устранен глюк мыши. При отсутствии мыши и включении клавишей «8» курсора при глобальной перерисовке экрана все вешалось минимум в 2 местах по коду. Теперь при попытке включения курсора мыши делается проверка и если мыши нет, то курсор не появляется совсем.</text:p>
      <text:p text:style-name="P6"><text:span text:style-name="T5">- устранен глюк связанный с надписью </text:span><text:span text:style-name="T3">«I KNOW NOW». </text:span><text:span text:style-name="T5">При выбранном диске «</text:span><text:span text:style-name="T3">D</text:span><text:span text:style-name="T5">» и при отсутствии на диске Бейсик файлов (при выборе «</text:span><text:span text:style-name="T3">GLUK BOOT</text:span><text:span text:style-name="T5">» выводится </text:span><text:span text:style-name="T3">«NO PROGS») </text:span><text:span text:style-name="T5">при повторном нажатии </text:span><text:span text:style-name="T3">«Enter» выводилась</text:span><text:span text:style-name="T5"> окошко с текстом </text:span><text:span text:style-name="T3">«I KNOW NOW» </text:span><text:span text:style-name="T5">и все вешалось с </text:span><text:span text:style-name="T5">перерисовкой экрана без главного меню и выбранном диске </text:span><text:span text:style-name="T3">«A».</text:span></text:p>
      <text:p text:style-name="P5"><text:span text:style-name="T3">- </text:span><text:span text:style-name="T4">из-за использования части старого кода и неизменном (пока) главном цикле опроса управления не устранен глюк с блокировкой клавиатуры. При наведении курсора мыши на буковки выбора дисководов </text:span><text:span text:style-name="T4">или изменения режима компьютера нельзя клавиатурой перемещать цветную полоску по меню. Все чт</text:span>о происходит это только глобальная перерисовка экрана.</text:p>
      <text:p text:style-name="P5">- в главное меню добавлен пункт <text:span text:style-name="T2">«FAT Boot» </text:span><text:span text:style-name="T1">для загрузки кодовых блоков записанных на </text:span><text:span text:style-name="T2">FAT </text:span><text:span text:style-name="T1">в формате </text:span><text:span text:style-name="T2">HOBETA.</text:span></text:p>
      <text:p text:style-name="P6">- для работы с <text:span text:style-name="T2">FAT </text:span>добавлен соответствующий код и поддержка <text:span text:style-name="T2">SD </text:span>карт на <text:span text:style-name="T2">NeoGS </text:span>и <text:span text:style-name="T2">Z-</text:span>контроллер (на <text:span text:style-name="T2">ZX Evo </text:span>контроллер встроен в плату) и контроллер винчестера подключаемый по схеме <text:span text:style-name="T2">Nemo.</text:span></text:p>
      <text:p text:style-name="P5"><text:span text:style-name="T1">- если еще что-нибудь вспомню, допишу. За 2 недели слишком много перепахано. Если кого-то что-</text:span><text:span text:style-name="T1">то не устраивает исходники </text:span><text:span text:style-name="T2">GLUK</text:span><text:span text:style-name="T1">а открыты :</text:span><text:span text:style-name="T2">D</text:span></text:p>
      <text:p text:style-name="P5"><text:span text:style-name="T2">- </text:span><text:span text:style-name="T1">за глюки связанные с </text:span><text:span text:style-name="T2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0-12-07T00:21:49.26</dc:date>
    <meta:editing-duration>PT452H40M57S</meta:editing-duration>
    <meta:editing-cycles>74</meta:editing-cycles>
    <meta:generator>OpenOffice.org/3.2$Win32 OpenOffice.org_project/320m18$Build-9502</meta:generator>
    <meta:document-statistic meta:table-count="0" meta:image-count="0" meta:object-count="0" meta:page-count="4" meta:paragraph-count="116" meta:word-count="1697" meta:character-count="11570"/>
  </office:meta>
</office:document-meta>
</file>